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ConnectionFactoryLookupUnitTests.shouldLookupWhereBeanFactoryHasNotBee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ConnectionFactoryLookupUnitTests.shouldLookup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ConnectionFactoryLookupUnitTests.shouldLookupWhereBeanFactoryYieldsNonConnectionFacto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